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1242d" officeooo:paragraph-rsid="0011242d" style:font-weight-asian="bold" style:font-weight-complex="bold"/>
    </style:style>
    <style:style style:name="P2" style:family="paragraph" style:parent-style-name="Standard">
      <style:text-properties officeooo:rsid="0011242d" officeooo:paragraph-rsid="0011242d"/>
    </style:style>
    <style:style style:name="P3" style:family="paragraph" style:parent-style-name="Standard">
      <style:text-properties officeooo:rsid="0011242d" officeooo:paragraph-rsid="001322e4"/>
    </style:style>
    <style:style style:name="P4" style:family="paragraph" style:parent-style-name="Standard">
      <style:text-properties officeooo:rsid="0011242d" officeooo:paragraph-rsid="0015f563"/>
    </style:style>
    <style:style style:name="P5" style:family="paragraph" style:parent-style-name="Standard">
      <style:text-properties fo:font-style="italic" officeooo:rsid="0015f563" officeooo:paragraph-rsid="0015f563" style:font-style-asian="italic" style:font-style-complex="italic"/>
    </style:style>
    <style:style style:name="P6" style:family="paragraph" style:parent-style-name="Standard">
      <style:text-properties fo:font-weight="bold" officeooo:rsid="0011242d" officeooo:paragraph-rsid="0011242d" style:font-weight-asian="bold" style:font-weight-complex="bold"/>
    </style:style>
    <style:style style:name="P7" style:family="paragraph" style:parent-style-name="Standard">
      <style:text-properties fo:font-weight="bold" officeooo:rsid="0018ea77" officeooo:paragraph-rsid="0018ea77" style:font-weight-asian="bold" style:font-weight-complex="bold"/>
    </style:style>
    <style:style style:name="P8" style:family="paragraph" style:parent-style-name="Standard">
      <style:text-properties officeooo:paragraph-rsid="0011242d"/>
    </style:style>
    <style:style style:name="P9" style:family="paragraph" style:parent-style-name="Standard">
      <style:text-properties fo:font-style="italic" officeooo:rsid="001a46a4" officeooo:paragraph-rsid="001a46a4" style:font-style-asian="italic" style:font-style-complex="italic"/>
    </style:style>
    <style:style style:name="P10" style:family="paragraph" style:parent-style-name="Standard">
      <style:text-properties fo:font-style="italic" fo:font-weight="bold" officeooo:rsid="0015f563" officeooo:paragraph-rsid="0015f563" style:font-style-asian="italic" style:font-weight-asian="bold" style:font-style-complex="italic" style:font-weight-complex="bold"/>
    </style:style>
    <style:style style:name="P11" style:family="paragraph" style:parent-style-name="Standard">
      <style:text-properties officeooo:paragraph-rsid="0011242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22e4" style:font-weight-asian="bold" style:font-weight-complex="bold"/>
    </style:style>
    <style:style style:name="T3" style:family="text">
      <style:text-properties fo:font-weight="bold" officeooo:rsid="0011242d" style:font-weight-asian="bold" style:font-weight-complex="bold"/>
    </style:style>
    <style:style style:name="T4" style:family="text">
      <style:text-properties officeooo:rsid="001322e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22e4" style:font-weight-asian="normal" style:font-weight-complex="normal"/>
    </style:style>
    <style:style style:name="T7" style:family="text">
      <style:text-properties fo:font-weight="normal" officeooo:rsid="001978d9" style:font-weight-asian="normal" style:font-weight-complex="normal"/>
    </style:style>
    <style:style style:name="T8" style:family="text">
      <style:text-properties officeooo:rsid="0015f563"/>
    </style:style>
    <style:style style:name="T9" style:family="text">
      <style:text-properties officeooo:rsid="0011242d"/>
    </style:style>
    <style:style style:name="T10" style:family="text">
      <style:text-properties officeooo:rsid="0018ea77"/>
    </style:style>
    <style:style style:name="T11" style:family="text">
      <style:text-properties officeooo:rsid="001978d9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/></text:p>
      <text:p text:style-name="P9"><text:span text:style-name="T3">F</text:span><text:span text:style-name="T1">unctional</text:span></text:p>
      <text:p text:style-name="P9"><text:span text:style-name="T12"/></text:p>
      <text:p text:style-name="P8"><text:span text:style-name="T3">As</text:span><text:span text:style-name="T9"> Craft Prospect , </text:span><text:span text:style-name="T3">we want </text:span><text:span text:style-name="T2">to</text:span><text:span text:style-name="T4"> have a neural network game, </text:span><text:span text:style-name="T3">so that</text:span><text:span text:style-name="T9"> we can show the power of neural networks</text:span></text:p>
      <text:p text:style-name="P2"/>
      <text:p text:style-name="P2"><text:span text:style-name="T1">As</text:span> Craft Pro<text:span text:style-name="T10">sp</text:span>ect, <text:span text:style-name="T1">we want </text:span><text:span text:style-name="T2">to</text:span><text:span text:style-name="T4"> have the</text:span> <text:span text:style-name="T11">Neural</text:span> netw<text:span text:style-name="T4">o</text:span>rk respond in real time, <text:span text:style-name="T1">so that</text:span> users have something to compete against</text:p>
      <text:p text:style-name="P2"/>
      <text:p text:style-name="P4"><text:span text:style-name="T1">As a</text:span> User, <text:span text:style-name="T1">I want to</text:span> have a score keeping method <text:span text:style-name="T1">so that</text:span> I can com<text:span text:style-name="T8">p</text:span>ete against other us<text:span text:style-name="T8">e</text:span>rs</text:p>
      <text:p text:style-name="P2"/>
      <text:p text:style-name="P4"><text:span text:style-name="T1">As</text:span> Craft <text:span text:style-name="T10">P</text:span>ro<text:span text:style-name="T10">s</text:span>pect, <text:span text:style-name="T1">we want </text:span><text:span text:style-name="T2">to</text:span> be <text:span text:style-name="T4">able to carry it, </text:span><text:span text:style-name="T1">so that</text:span> <text:span text:style-name="T4">we</text:span> can bring it to business conventions</text:p>
      <text:p text:style-name="P4"/>
      <text:p text:style-name="P7">As a <text:span text:style-name="T5">User, </text:span>I want to <text:span text:style-name="T5">educated on neural networks, </text:span>so that <text:span text:style-name="T5">I understand Craft Prospect </text:span><text:span text:style-name="T7">technologies</text:span><text:span text:style-name="T5"> </text:span></text:p>
      <text:p text:style-name="P5"/>
      <text:p text:style-name="P10">Non-Functional </text:p>
      <text:p text:style-name="P5"/>
      <text:p text:style-name="P2"><text:span text:style-name="T1">As</text:span> Craft <text:span text:style-name="T10">P</text:span>rospect, <text:span text:style-name="T1">we want to</text:span> have a <text:span text:style-name="T4">fun</text:span> arcade game, <text:span text:style-name="T2">so</text:span> <text:span text:style-name="T1">that</text:span> <text:span text:style-name="T11">clients</text:span> can be attracted to <text:span text:style-name="T4">our</text:span> stand</text:p>
      <text:p text:style-name="P6"/>
      <text:p text:style-name="P3"><text:span text:style-name="T1">As</text:span> <text:span text:style-name="T2">a </text:span><text:span text:style-name="T6">User</text:span>, we want <text:span text:style-name="T4">to be able to play it in a minute or two</text:span>, <text:span text:style-name="T1">so that</text:span> <text:span text:style-name="T4">I</text:span> don’t waste too much time <text:span text:style-name="T4">or get bored</text:span></text:p>
      <text:p text:style-name="P2"/>
      <text:p text:style-name="P2"><text:span text:style-name="T1">As</text:span> Craft Prospect, <text:span text:style-name="T1">we want</text:span> to <text:span text:style-name="T4">make it for</text:span> <text:span text:style-name="T4">as </text:span>cheap <text:span text:style-name="T4">as possible</text:span>, <text:span text:style-name="T1">so that</text:span> as a <text:span text:style-name="T11">start-up</text:span>, we can afford it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1242d" officeooo:paragraph-rsid="0011242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User stori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9:51:42.379635865</meta:creation-date>
    <dc:date>2018-11-06T20:48:36.717599009</dc:date>
    <meta:editing-duration>PT53M3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11" meta:word-count="173" meta:character-count="865" meta:non-whitespace-character-count="701"/>
  </office:meta>
</office:document-meta>
</file>